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4752" officeooo:paragraph-rsid="00174752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c3cac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c3cac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tà 1</text:p>
      <text:p text:style-name="P1"/>
      <text:p text:style-name="P1">Raffinamento dei requisiti:</text:p>
      <text:p text:style-name="P1"/>
      <text:p text:style-name="Standard"><text:span text:style-name="T1">1) </text:span><text:span text:style-name="Strong_20_Emphasis"><text:span text:style-name="T1">Studenti</text:span></text:span></text:p>
      <text:list xml:id="list15977293" text:style-name="L1">
        <text:list-item>
          <text:p text:style-name="P2"><text:span text:style-name="T1">1.1) </text:span><text:span text:style-name="Strong_20_Emphasis"><text:span text:style-name="T1">Nome</text:span></text:span></text:p>
        </text:list-item>
        <text:list-item>
          <text:p text:style-name="P2"><text:span text:style-name="T1">1.2) </text:span><text:span text:style-name="Strong_20_Emphasis"><text:span text:style-name="T1">Codice fiscale</text:span></text:span></text:p>
        </text:list-item>
        <text:list-item>
          <text:p text:style-name="P2"><text:span text:style-name="T1">1.3) </text:span><text:span text:style-name="Strong_20_Emphasis"><text:span text:style-name="T1">Numero di matricola</text:span></text:span></text:p>
        </text:list-item>
        <text:list-item>
          <text:p text:style-name="P2"><text:span text:style-name="T1">1.4) </text:span><text:span text:style-name="Strong_20_Emphasis"><text:span text:style-name="T1">Data di nascita</text:span></text:span></text:p>
        </text:list-item>
        <text:list-item>
          <text:p text:style-name="P2"><text:span text:style-name="T1">1.5) </text:span><text:span text:style-name="Strong_20_Emphasis"><text:span text:style-name="T1">Luogo di nascita</text:span></text:span></text:p>
          <text:list>
            <text:list-item>
              <text:p text:style-name="P3"><text:span text:style-name="T1">1.</text:span><text:span text:style-name="T2">5</text:span><text:span text:style-name="T1">.1) </text:span><text:span text:style-name="Strong_20_Emphasis"><text:span text:style-name="T2">Città</text:span></text:span></text:p>
            </text:list-item>
            <text:list-item>
              <text:p text:style-name="P3"><text:span text:style-name="Strong_20_Emphasis"><text:span text:style-name="T2">1.5.2) Regione</text:span></text:span></text:p>
            </text:list-item>
          </text:list>
        </text:list-item>
        <text:list-item>
          <text:p text:style-name="P2"><text:span text:style-name="T1">1.6) </text:span><text:span text:style-name="Strong_20_Emphasis"><text:span text:style-name="T1">Facoltà di iscrizione</text:span></text:span><text:span text:style-name="T1"> (v. req. 2)</text:span></text:p>
          <text:list>
            <text:list-item>
              <text:p text:style-name="P2"><text:span text:style-name="T1">1.6.1) </text:span><text:span text:style-name="Strong_20_Emphasis"><text:span text:style-name="T1">Anno di iscrizione</text:span></text:span></text:p>
            </text:list-item>
          </text:list>
        </text:list-item>
        <text:list-item>
          <text:p text:style-name="P2"><text:span text:style-name="T1">1.7) </text:span><text:span text:style-name="Strong_20_Emphasis"><text:span text:style-name="T1">Corsi superati</text:span></text:span><text:span text:style-name="T1"> (v. req. 3)</text:span></text:p>
        </text:list-item>
      </text:list>
      <text:p text:style-name="P4"/>
      <text:p text:style-name="Standard"><text:span text:style-name="T1">2) </text:span><text:span text:style-name="Strong_20_Emphasis"><text:span text:style-name="T1">Facoltà</text:span></text:span></text:p>
      <text:list xml:id="list1177520310" text:style-name="L2">
        <text:list-item>
          <text:p text:style-name="P5"><text:span text:style-name="T1">2.1) </text:span><text:span text:style-name="Strong_20_Emphasis"><text:span text:style-name="T1">Nome</text:span></text:span></text:p>
        </text:list-item>
        <text:list-item>
          <text:p text:style-name="P5"><text:span text:style-name="T1">2.2) </text:span><text:span text:style-name="Strong_20_Emphasis"><text:span text:style-name="T1">Tipo</text:span></text:span></text:p>
        </text:list-item>
      </text:list>
      <text:p text:style-name="Standard"><text:span text:style-name="Strong_20_Emphasis"><text:span text:style-name="T1"/></text:span></text:p>
      <text:p text:style-name="Standard"><text:span text:style-name="T1">3) </text:span><text:span text:style-name="Strong_20_Emphasis"><text:span text:style-name="T1">Corsi</text:span></text:span></text:p>
      <text:list xml:id="list1333966185" text:style-name="L3">
        <text:list-item>
          <text:p text:style-name="P6"><text:span text:style-name="T1">3.1) </text:span><text:span text:style-name="Strong_20_Emphasis"><text:span text:style-name="T1">Codice</text:span></text:span></text:p>
        </text:list-item>
        <text:list-item>
          <text:p text:style-name="P6"><text:span text:style-name="T1">3.2) </text:span><text:span text:style-name="Strong_20_Emphasis"><text:span text:style-name="T1">Nome</text:span></text:span></text:p>
        </text:list-item>
        <text:list-item>
          <text:p text:style-name="P6"><text:span text:style-name="T1">3.3) </text:span><text:span text:style-name="Strong_20_Emphasis"><text:span text:style-name="T1">Numero di ore delle lezioni</text:span></text:span></text:p>
        </text:list-item>
        <text:list-item>
          <text:p text:style-name="P6"><text:span text:style-name="T1">3.4) </text:span><text:span text:style-name="Strong_20_Emphasis"><text:span text:style-name="T1">Facoltà di appartenenza</text:span></text:span><text:span text:style-name="T1"> (v. req. 2)</text:span></text:p>
        </text:list-item>
      </text:list>
      <text:p text:style-name="P4"/>
      <text:p text:style-name="Standard"><text:span text:style-name="T1">4) </text:span><text:span text:style-name="Strong_20_Emphasis"><text:span text:style-name="T1">Professori</text:span></text:span></text:p>
      <text:list xml:id="list1736973103" text:style-name="L4">
        <text:list-item>
          <text:p text:style-name="P7"><text:span text:style-name="T1">4.1) </text:span><text:span text:style-name="Strong_20_Emphasis"><text:span text:style-name="T1">Nome</text:span></text:span></text:p>
        </text:list-item>
        <text:list-item>
          <text:p text:style-name="P7"><text:span text:style-name="T1">4.2) </text:span><text:span text:style-name="Strong_20_Emphasis"><text:span text:style-name="T1">Data di nascita</text:span></text:span></text:p>
        </text:list-item>
        <text:list-item>
          <text:p text:style-name="P7"><text:span text:style-name="T1">4.3) </text:span><text:span text:style-name="Strong_20_Emphasis"><text:span text:style-name="T1">Codice fiscale</text:span></text:span></text:p>
        </text:list-item>
        <text:list-item>
          <text:p text:style-name="P7"><text:span text:style-name="T1">4.4) </text:span><text:span text:style-name="Strong_20_Emphasis"><text:span text:style-name="T1">Luogo di nascita</text:span></text:span></text:p>
        </text:list-item>
        <text:list-item>
          <text:p text:style-name="P7"><text:span text:style-name="T1">4.5) </text:span><text:span text:style-name="Strong_20_Emphasis"><text:span text:style-name="T1">Corso insegnato</text:span></text:span><text:span text:style-name="T1"> (v. req. 3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20:47:56.703412816</meta:creation-date>
    <dc:date>2025-04-03T18:40:02.400967178</dc:date>
    <meta:editing-duration>PT1H3M1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12" meta:character-count="526" meta:non-whitespace-character-count="462"/>
  </office:meta>
</office:document-meta>
</file>